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language="en" fo:country="US"/>
    </style:style>
    <style:style style:name="P130" style:family="paragraph" style:parent-style-name="Text_20_body">
      <style:text-properties fo:color="#800000"/>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justify"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Standard">
      <style:text-properties fo:font-style="italic" style:font-style-asian="italic" style:font-style-complex="italic"/>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3">Таймлайн <text:span text:style-name="T12">(</text:span>события через 10 лет после Обмена): </text:p>
      <text:p text:style-name="P83">Год 2143 ПВ <text:span text:style-name="T12">(AU -?)</text:span></text:p>
      <text:p text:style-name="P83"><text:span text:style-name="T12">20-</text:span>е апреля — Юджин «прыгает» с крыши (неудачная попытка заклинания последнего шанса)</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4">28-е мая <text:span text:style-name="T1">— Эксперимент со сплетёнными сознаниями.</text:span></text:p>
      <text:p text:style-name="P83">30-е мая — встреча с Индиго. Прогулка с Селестией по парку. Муравьи под накрупником</text:p>
      <text:p text:style-name="P83">31-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2">&lt;</text:span>7<text:span text:style-name="T12">-</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2">&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2">&lt;</text:span>28-е июня<text:span text:style-name="T12">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2"> </text:span>Провал Груммингтона. Отбытие с Груммингтона</text:p>
      <text:p text:style-name="P83"><text:span text:style-name="T12">&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2">[</text:span>21-е июля<text:span text:style-name="T12">]</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text:soft-page-break/>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9">I Dream Of Luna</text:p>
      <text:p text:style-name="P128">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5793126149471239048" text:style-name="L1">
        <text:list-item>
          <text:p text:style-name="P156">Книги:</text:p>
        </text:list-item>
      </text:list>
      <text:list xml:id="list6424342734676662988" text:style-name="L2">
        <text:list-item>
          <text:p text:style-name="P157">«Великие грифоны прошлого» - из канона (5<text:span text:style-name="T12">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90861576360352941"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7">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0"><text:span text:style-name="T12">–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3">«Выживание корпорации в условиях жёсткой конкуренции с ограниченными ресурсами. Случай 16».</text:p>
      <text:p text:style-name="P93"><text:soft-page-break/>…</text:p>
      <text:p text:style-name="P93">…</text:p>
      <text:p text:style-name="P93">…</text:p>
      <text:p text:style-name="P93">Решение.</text:p>
      <text:p text:style-name="P93">…</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1">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4">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90"><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3">Глава IV. Пределы магии</text:p>
      <text:p text:style-name="P20"/>
      <text:p text:style-name="P23">Вашему покорному слуге известны четыре предела магии: </text:p>
      <text:list xml:id="list2208825419945651038"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7">Ох, нет! Нет-нет-нет!!!</text:p>
      <text:p text:style-name="P77">Мой взгляд был прикован к дверце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3"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дь,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к Кантерлоту.</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ВЛЕТАТЬ ПОСТОЯННО В НЕПРИЯТНОСТИ И НЕ НАВЛЕКАТЬ ИХ НА ДРУГИХ? ПРОСНИСЬ АГАМЕМНОН — И БУДУЩЕЕ ВСЕГО КАНТЕРЛОТА БЫЛО БЫ ПОД ВОПРОСОМ!</text:p>
      <text:p text:style-name="P53">Я так устал от того, что на меня весь день орут,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 Следуй за мной, примат! Нам нужно вернуть тебя Сестре.</text:p>
      <text:p text:style-name="P53"><text:soft-page-break/></text:p>
      <text:p text:style-name="P54">***</text:p>
      <text:p text:style-name="P53"/>
      <text:p text:style-name="P53">&lt;Селестия начинает понимать, чего хочет Анон (секса)&gt;</text:p>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text:soft-page-break/>–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text:soft-page-break/>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text:soft-page-break/>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2"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text:soft-page-break/>–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text:soft-page-break/>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text:soft-page-break/>–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text:soft-page-break/>–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oft-page-break/><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5">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oft-page-break/><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text:soft-page-break/>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2">&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9"/>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text:soft-page-break/>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oft-page-break/><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8">ZZ Top – Gimme all your lovin</text:p>
      <text:p text:style-name="P88">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4">24пн</text:p>
      <text:p text:style-name="P74">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oft-page-break/><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text:soft-page-break/>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text:soft-page-break/>–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text:soft-page-break/>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text:soft-page-break/>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text:soft-page-break/>–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text:soft-page-break/>–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4" text:outline-level="2">19. <text:span text:style-name="T1">Лучший</text:span> Гранд Галопин<text:span text:style-name="T1">г</text:span> Гала <text:span text:style-name="T1">в истории</text:span></text:h>
      <text:p text:style-name="P8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4">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7">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text:soft-page-break/>–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5"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3"><text:s/>– Ты его слишком… эмм, упрощаешь. – продолжала Флаттершай. – Вот, взгляни сюда.</text:p>
      <text:p text:style-name="P103">Флаттершай повернула ко мне экран. Мультяшный Дискорд с заплаканными глазами стоял на ледовом катке перед брошенными коньками.</text:p>
      <text:p text:style-name="P10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3"><text:span text:style-name="T12">–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3">Флаттершай слабо улыбнулась.</text:p>
      <text:p text:style-name="P115"><text:soft-page-break/>– Я не сержусь… На Дискорда трудно не злиться… Он так себя ведёт, потому что его это… эмм, 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5">…</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text:soft-page-break/>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4">…</text:p>
      <text:p text:style-name="P94">…</text:p>
      <text:p text:style-name="P94">Cluster restarting…</text:p>
      <text:p text:style-name="P94">Zookeeper service initiated. Sending heartbeats to all nodes…</text:p>
      <text:p text:style-name="P94">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text:soft-page-break/></text:p>
      <text:p text:style-name="P91">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0"/>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5">– Привет, Сел.</text:p>
      <text:p text:style-name="P148">Аликорница всполошилась и спрятала <text:span text:style-name="T1">пирожное</text:span> за спину.</text:p>
      <text:p text:style-name="P115">– Ах, это ты, Анон. Какое счастье! Ты снова с нами!</text:p>
      <text:p text:style-name="P115"><text:soft-page-break/>–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5"/>
      <text:h text:style-name="P152" text:outline-level="2">24. Отбытие</text:h>
      <text:p text:style-name="P121">&lt;Mission Impossible theme ?&gt;</text:p>
      <text:p text:style-name="P103"><text:span text:style-name="T12">– </text:span>Оп-па! – пробормотала Эпплджек. – Нежданчик!</text:p>
      <text:p text:style-name="P103">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2">– Нет! Дискорд </text:span>— не убийца!</text:p>
      <text:p text:style-name="P124">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2">– </text:span>Говори.</text:p>
      <text:p text:style-name="P124">Дискорд немного успокоился.</text:p>
      <text:p text:style-name="P124"><text:soft-page-break/><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5">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4"><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6">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text:soft-page-break/>О! Так уже легче! Надо мной всего лишь два этажа. Десять метров верёвки. Если не смотреть вниз, то…</text:p>
      <text:p text:style-name="P124">Я вытер ладони о штаны, ухватил канат и сделал шаг вперёд… </text:p>
      <text:p text:style-name="P124">…</text:p>
      <text:p text:style-name="P124">Святые яйца, я действительно ЭТО сделал!</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БУДЕМ ЖИВЫ — СТАНУ АЛЬПИНИСТО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2">– …</text:span>собственно, на дольше у меня не хватит магии…</text:p>
      <text:p text:style-name="P124"/>
      <text:p text:style-name="P124">Мы летели навстречу закату.</text:p>
      <text:p text:style-name="P124"><text:soft-page-break/></text:p>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3">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3">Анакорн отпил из стакана и продолжил.</text:p>
      <text:p text:style-name="P106"><text:soft-page-break/></text:p>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6"/>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2">.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3"><text:soft-page-break/>–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3">Я вспомнил события последнего времени<text:span text:style-name="T12">.</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3"><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1"/>
      <text:p text:style-name="P110">Анакорн аж подпрыгнул на месте от восторга и стал мне аплодировать.</text:p>
      <text:p text:style-name="P110"/>
      <text:p text:style-name="P130">Как их совместить?</text:p>
      <text:p text:style-name="P119"><text:soft-page-break/>твоя Эквестрия и моя, были рождены из Предначального Хаоса, оставшегося от царствования Дискорда. Оба непостоянны, изменчивы. </text:p>
      <text:p text:style-name="P110"/>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0"/>
      <text:p text:style-name="P110"/>
      <text:p text:style-name="P143"/>
      <text:p text:style-name="P110"><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1">Я подозрительно посмотрел на Анакорна.</text:p>
      <text:p text:style-name="P110"><text:span text:style-name="T18">– </text:span><text:span text:style-name="T53">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0">…</text:p>
      <text:p text:style-name="P110">Факн щит<text:note text:id="ftn14" text:note-class="footnote"><text:note-citation>14</text:note-citation><text:note-body><text:p text:style-name="P144">Fucking shit —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text:soft-page-break/></text:p>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04">***</text:p>
      <text:p text:style-name="P111">&lt;<text:span text:style-name="T87">Roger Waters — What God Wants</text:span>&gt;</text:p>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нерешительно стояла передо мной в сияющем ореоле гривы. Потом она сделала шаг навстречу.</text:p>
      <text:p text:style-name="P11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1">Я устало рассмеялся.</text:p>
      <text:p text:style-name="P111">– Сел, я завязал с конеёбством. Извини.</text:p>
      <text:p text:style-name="P111">– В другое время, в другом месте, Анон! В другое время, в другом месте!</text:p>
      <text:p text:style-name="P111"/>
      <text:p text:style-name="P112">***</text:p>
      <text:p text:style-name="P114"/>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16">***</text:p>
      <text:p text:style-name="P115"/>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3"/>
      <text:p text:style-name="P108">***</text:p>
      <text:p text:style-name="P103"/>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102"><text:span text:style-name="T36">–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Я всё ещё помню…</text:p>
      <text:p text:style-name="P58"/>
      <text:h text:style-name="Heading_20_2" text:outline-level="2">Эпилог. Земля</text:h>
      <text:p text:style-name="P117">&lt;<text:span text:style-name="T59">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text:p text:style-name="P122"/>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2T00:22:15.82</dc:date>
    <meta:editing-duration>P127DT23H56M34S</meta:editing-duration>
    <meta:editing-cycles>7786</meta:editing-cycles>
    <meta:generator>OpenOffice/4.1.1$Win32 OpenOffice.org_project/411m6$Build-9775</meta:generator>
    <dc:creator>макс </dc:creator>
    <meta:document-statistic meta:table-count="0" meta:image-count="0" meta:object-count="0" meta:page-count="200" meta:paragraph-count="4305" meta:word-count="91887" meta:character-count="583839"/>
  </office:meta>
</office:document-meta>
</file>